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316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73.5" calcext:value-type="float">
            <text:p>73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Skope des Projekts festlegen/planen, <text:s/>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0" calcext:value-type="float">
            <text:p>0</text:p>
          </table:table-cell>
          <table:table-cell table:style-name="ce6" office:value-type="string" calcext:value-type="string">
            <text:p>Datenmigration nicht in Projekt-Skope aufnehmen, 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18" calcext:value-type="float">
            <text:p>18</text:p>
          </table:table-cell>
          <table:table-cell table:style-name="ce6" office:value-type="string" calcext:value-type="string">
            <text:p>Frühzeitige Erstellung eines Prototyps „technische Infrastruktur“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8" calcext:value-type="float">
            <text:p>18</text:p>
          </table:table-cell>
          <table:table-cell table:style-name="ce6" office:value-type="string" calcext:value-type="string">
            <text:p>Miteinbezug der Anwender, Wireframes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eingesetzten Technologien/Tools</text:p>
          </table:table-cell>
          <table:table-cell table:style-name="ce6" office:value-type="string" calcext:value-type="string">
            <text:p>Für eingesetzte Technologien/Tools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Durchstichs-Prototyp mit den wichtigsten Anwendungsfällen mit Verwendung der Technologien <text:s/>erstellen, frühzeitige Auseinandersetzung mit den Technologien/Tools und Beizug von <text:s/>Fachliteratur, Foren, etc.</text:p>
          </table:table-cell>
          <table:table-cell table:style-name="ce6" office:value-type="string" calcext:value-type="string">
            <text:p>Unterstützung suchen (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10" calcext:value-type="float">
            <text:p>110</text:p>
          </table:table-cell>
          <table:table-cell table:style-name="ce12"/>
          <table:table-cell table:style-name="ce9" table:formula="of:=SUM([.F8:.F13])" office:value-type="float" office:value="73.5" calcext:value-type="float">
            <text:p>73.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custom-shape table:end-cell-address="Risikotabelle.D25" table:end-x="2.55cm" table:end-y="0.46cm" draw:z-index="0" draw:name="Textfeld 1" draw:style-name="gr1" draw:text-style-name="P2" svg:width="16.893cm" svg:height="4.661cm" svg:x="0.124cm" svg:y="-0.915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12:33:04.0814950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12T12:37:01.756685739</dc:date>
    <meta:editing-duration>PT50M41S</meta:editing-duration>
    <meta:generator>LibreOffice/4.2.7.2$Linux_X86_64 LibreOffice_project/420m0$Build-2</meta:generator>
    <meta:editing-cycles>20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